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style:tab-stops>
          <style:tab-stop style:position="2.25in" style:type="center"/>
          <style:tab-stop style:position="4.5in" style:type="right"/>
        </style:tab-stops>
      </style:paragraph-properties>
    </style:style>
    <style:style style:name="P2" style:family="paragraph" style:parent-style-name="Footer">
      <style:paragraph-properties fo:text-align="end" style:justify-single-word="false"/>
    </style:style>
    <style:style style:name="P3" style:family="paragraph" style:parent-style-name="Header_20_-_20_Odd">
      <style:text-properties officeooo:rsid="001ff881" officeooo:paragraph-rsid="001ff881"/>
    </style:style>
    <style:style style:name="P4" style:family="paragraph" style:parent-style-name="Header_20_-_20_Odd">
      <style:text-properties officeooo:rsid="004a653c" officeooo:paragraph-rsid="004a653c"/>
    </style:style>
    <style:style style:name="P5" style:family="paragraph" style:parent-style-name="Header_20_-_20_Even">
      <style:text-properties officeooo:rsid="0021de84" officeooo:paragraph-rsid="0021de84"/>
    </style:style>
    <style:style style:name="P6" style:family="paragraph" style:parent-style-name="Header_20_-_20_Even">
      <style:text-properties officeooo:rsid="004a653c" officeooo:paragraph-rsid="004a653c"/>
    </style:style>
    <style:style style:name="P7" style:family="paragraph" style:parent-style-name="Standard">
      <style:paragraph-properties fo:text-align="center" style:justify-single-word="false"/>
    </style:style>
    <style:style style:name="P8" style:family="paragraph" style:parent-style-name="Standard">
      <style:text-properties fo:color="#000000"/>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fo:font-size="15pt" fo:font-style="italic" fo:font-weight="bold" style:font-size-asian="15pt" style:font-style-asian="italic" style:font-weight-asian="bold" style:font-size-complex="15pt" style:font-style-complex="italic"/>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Chapter_20_Number">
      <style:paragraph-properties fo:break-before="page">
        <style:tab-stops>
          <style:tab-stop style:position="5.9374in" style:type="right" style:leader-style="dotted" style:leader-text="."/>
        </style:tab-stops>
      </style:paragraph-properties>
    </style:style>
    <style:style style:name="P14" style:family="paragraph" style:parent-style-name="Paragraph">
      <style:paragraph-properties fo:break-before="page"/>
    </style:style>
    <style:style style:name="P15" style:family="paragraph" style:parent-style-name="Heading">
      <style:text-properties officeooo:paragraph-rsid="000a6551"/>
    </style:style>
    <style:style style:name="P16" style:family="paragraph" style:parent-style-name="Paragraphs">
      <style:text-properties officeooo:rsid="000efeb6" officeooo:paragraph-rsid="000efeb6"/>
    </style:style>
    <style:style style:name="P17" style:family="paragraph" style:parent-style-name="Paragraphs">
      <style:text-properties officeooo:rsid="000fc06c" officeooo:paragraph-rsid="000fc06c"/>
    </style:style>
    <style:style style:name="P18" style:family="paragraph" style:parent-style-name="Paragraphs">
      <style:text-properties officeooo:rsid="0011455a" officeooo:paragraph-rsid="0011455a"/>
    </style:style>
    <style:style style:name="P19" style:family="paragraph" style:parent-style-name="Paragraphs">
      <style:text-properties officeooo:rsid="00157d6d" officeooo:paragraph-rsid="0035d3e9"/>
    </style:style>
    <style:style style:name="P20" style:family="paragraph" style:parent-style-name="Paragraphs">
      <style:text-properties officeooo:rsid="0016e613" officeooo:paragraph-rsid="0016e613"/>
    </style:style>
    <style:style style:name="P21" style:family="paragraph" style:parent-style-name="Paragraphs">
      <style:text-properties officeooo:rsid="0016e613" officeooo:paragraph-rsid="001cbc6e"/>
    </style:style>
    <style:style style:name="P22" style:family="paragraph" style:parent-style-name="Paragraphs">
      <style:text-properties officeooo:rsid="0016e613" officeooo:paragraph-rsid="0035d3e9"/>
    </style:style>
    <style:style style:name="P23" style:family="paragraph" style:parent-style-name="Paragraphs">
      <style:text-properties officeooo:rsid="001cbc6e" officeooo:paragraph-rsid="001cbc6e"/>
    </style:style>
    <style:style style:name="P24" style:family="paragraph" style:parent-style-name="Paragraphs">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25" style:family="paragraph" style:parent-style-name="Paragraphs" style:master-page-name="">
      <style:paragraph-properties fo:margin-left="1in" fo:margin-right="0.4366in" fo:margin-top="0in" fo:margin-bottom="0in" loext:contextual-spacing="false" fo:line-height="10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6e613" officeooo:paragraph-rsid="0016e613" style:font-style-asian="italic" style:font-style-complex="italic" fo:hyphenate="false" fo:hyphenation-remain-char-count="2" fo:hyphenation-push-char-count="2"/>
    </style:style>
    <style:style style:name="P26" style:family="paragraph" style:parent-style-name="Paragraphs" style:master-page-name="">
      <style:paragraph-properties fo:margin-left="1in" fo:margin-right="0.9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officeooo:rsid="001cbc6e" officeooo:paragraph-rsid="001cbc6e" style:font-style-asian="italic" style:font-style-complex="italic" fo:hyphenate="false" fo:hyphenation-remain-char-count="2" fo:hyphenation-push-char-count="2"/>
    </style:style>
    <style:style style:name="P27" style:family="paragraph" style:parent-style-name="Author_20_Name">
      <style:text-properties officeooo:rsid="000a6551" officeooo:paragraph-rsid="000a6551"/>
    </style:style>
    <style:style style:name="P28" style:family="paragraph" style:parent-style-name="Copyright">
      <style:text-properties fo:font-style="italic" officeooo:rsid="000a6551" officeooo:paragraph-rsid="0022878e" style:font-style-asian="italic" style:font-style-complex="italic"/>
    </style:style>
    <style:style style:name="P29" style:family="paragraph" style:parent-style-name="Chapter_20_Number">
      <style:paragraph-properties>
        <style:tab-stops>
          <style:tab-stop style:position="5.9374in" style:type="right" style:leader-style="dotted" style:leader-text="."/>
        </style:tab-stops>
      </style:paragraph-properties>
    </style:style>
    <style:style style:name="P30" style:family="paragraph" style:parent-style-name="Chapter_20_Title">
      <style:text-properties officeooo:rsid="000a96af" officeooo:paragraph-rsid="000a96af"/>
    </style:style>
    <style:style style:name="P31" style:family="paragraph" style:parent-style-name="Chapter_20_Title">
      <style:text-properties officeooo:rsid="0025713b" officeooo:paragraph-rsid="0025713b"/>
    </style:style>
    <style:style style:name="P32" style:family="paragraph" style:parent-style-name="Chapter_20_Title">
      <style:text-properties officeooo:rsid="003baf82" officeooo:paragraph-rsid="003baf82"/>
    </style:style>
    <style:style style:name="P33" style:family="paragraph" style:parent-style-name="Paragraph">
      <style:text-properties officeooo:rsid="000a96af" officeooo:paragraph-rsid="000c6819"/>
    </style:style>
    <style:style style:name="P34" style:family="paragraph" style:parent-style-name="Paragraph">
      <style:text-properties officeooo:rsid="000d279d" officeooo:paragraph-rsid="000d279d"/>
    </style:style>
    <style:style style:name="P35" style:family="paragraph" style:parent-style-name="Paragraph">
      <style:paragraph-properties fo:text-align="center" style:justify-single-word="false"/>
      <style:text-properties fo:font-style="italic" officeooo:rsid="002407d5" officeooo:paragraph-rsid="002407d5" style:font-style-asian="italic" style:font-style-complex="italic"/>
    </style:style>
    <style:style style:name="P36" style:family="paragraph" style:parent-style-name="Paragraph">
      <style:text-properties officeooo:rsid="00262887" officeooo:paragraph-rsid="00280495"/>
    </style:style>
    <style:style style:name="P37" style:family="paragraph" style:parent-style-name="Paragraph">
      <style:text-properties officeooo:rsid="00280495" officeooo:paragraph-rsid="00280495"/>
    </style:style>
    <style:style style:name="P38" style:family="paragraph" style:parent-style-name="Paragraph">
      <style:text-properties officeooo:rsid="00289aa7" officeooo:paragraph-rsid="00289aa7"/>
    </style:style>
    <style:style style:name="P39" style:family="paragraph" style:parent-style-name="Paragraph">
      <style:text-properties officeooo:rsid="00295c2e" officeooo:paragraph-rsid="00295c2e"/>
    </style:style>
    <style:style style:name="P40" style:family="paragraph" style:parent-style-name="Paragraph">
      <style:text-properties officeooo:rsid="00295c2e" officeooo:paragraph-rsid="002d193b"/>
    </style:style>
    <style:style style:name="P41" style:family="paragraph" style:parent-style-name="Paragraph">
      <style:text-properties officeooo:rsid="0029c431" officeooo:paragraph-rsid="002b6163"/>
    </style:style>
    <style:style style:name="P42" style:family="paragraph" style:parent-style-name="Paragraph">
      <style:text-properties officeooo:rsid="002b6163" officeooo:paragraph-rsid="002b6163"/>
    </style:style>
    <style:style style:name="P43" style:family="paragraph" style:parent-style-name="Paragraph">
      <style:text-properties officeooo:rsid="002e4f03" officeooo:paragraph-rsid="002e4f03"/>
    </style:style>
    <style:style style:name="P44" style:family="paragraph" style:parent-style-name="Paragraph">
      <style:text-properties officeooo:rsid="002efc3a" officeooo:paragraph-rsid="003db748"/>
    </style:style>
    <style:style style:name="P45" style:family="paragraph" style:parent-style-name="Paragraph">
      <style:text-properties officeooo:rsid="002efc3a" officeooo:paragraph-rsid="003f5cf2"/>
    </style:style>
    <style:style style:name="P4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4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04054c6" style:font-style-asian="normal" style:font-style-complex="normal" fo:hyphenate="false" fo:hyphenation-remain-char-count="2" fo:hyphenation-push-char-count="2"/>
    </style:style>
    <style:style style:name="P4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49"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50"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51"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52"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53"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54" style:family="paragraph" style:parent-style-name="Paragraph" style:master-page-name="">
      <style:paragraph-properties fo:margin-left="2.25in" fo:margin-right="0.6866in" fo:margin-top="0in" fo:margin-bottom="0.1874in" loext:contextual-spacing="false" fo:line-height="120%" fo:text-align="justify" style:justify-single-word="false" fo:orphans="2" fo:widows="2" fo:hyphenation-ladder-count="no-limit" fo:text-indent="-2in" style:auto-text-indent="false" style:page-number="auto" style:text-autospace="none" style:vertical-align="middle" style:writing-mode="lr-tb"/>
      <style:text-properties fo:font-style="italic" officeooo:rsid="002efc3a" officeooo:paragraph-rsid="004054c6" style:font-style-asian="italic" style:font-style-complex="italic" fo:hyphenate="false" fo:hyphenation-remain-char-count="2" fo:hyphenation-push-char-count="2"/>
    </style:style>
    <style:style style:name="P55" style:family="paragraph" style:parent-style-name="Contents_20_2">
      <style:paragraph-properties>
        <style:tab-stops>
          <style:tab-stop style:position="5.9402in" style:type="right" style:leader-style="dotted" style:leader-text="."/>
        </style:tab-stops>
      </style:paragraph-properties>
    </style:style>
    <style:style style:name="P56" style:family="paragraph" style:parent-style-name="Contents_20_3">
      <style:paragraph-properties>
        <style:tab-stops>
          <style:tab-stop style:position="5.9402in" style:type="right" style:leader-style="dotted" style:leader-text="."/>
        </style:tab-stops>
      </style:paragraph-properties>
    </style:style>
    <style:style style:name="P57" style:family="paragraph" style:parent-style-name="Contents_20_1">
      <style:paragraph-properties>
        <style:tab-stops>
          <style:tab-stop style:position="5.9402in" style:type="right" style:leader-style="dotted" style:leader-text="."/>
        </style:tab-stops>
      </style:paragraph-properties>
    </style:style>
    <style:style style:name="P58" style:family="paragraph" style:parent-style-name="Contents_20_4">
      <style:paragraph-properties>
        <style:tab-stops>
          <style:tab-stop style:position="5.9402in" style:type="right" style:leader-style="dotted" style:leader-text="."/>
        </style:tab-stops>
      </style:paragraph-properties>
    </style:style>
    <style:style style:name="P59" style:family="paragraph" style:parent-style-name="Standard" style:master-page-name="Standard">
      <style:paragraph-properties fo:text-align="center" style:justify-single-word="false" style:page-number="auto"/>
      <style:text-properties fo:color="#000000" fo:font-size="18pt" fo:font-weight="bold" style:font-size-asian="18pt" style:font-weight-asian="bold" style:font-size-complex="18pt"/>
    </style:style>
    <style:style style:name="P60" style:family="paragraph" style:parent-style-name="Paragraphs">
      <style:text-properties fo:font-style="normal" officeooo:rsid="001bbc8b" officeooo:paragraph-rsid="001bbc8b" style:font-style-asian="normal" style:font-style-complex="normal"/>
    </style:style>
    <style:style style:name="P61" style:family="paragraph" style:parent-style-name="Paragraphs">
      <style:text-properties fo:font-style="normal" fo:font-weight="normal" officeooo:rsid="001cbc6e" officeooo:paragraph-rsid="001cbc6e" style:font-style-asian="normal" style:font-weight-asian="normal" style:font-style-complex="normal" style:font-weight-complex="normal"/>
    </style:style>
    <style:style style:name="P62" style:family="paragraph" style:parent-style-name="Paragraphs">
      <style:text-properties officeooo:rsid="001cbc6e" officeooo:paragraph-rsid="001cbc6e"/>
    </style:style>
    <style:style style:name="P63" style:family="paragraph" style:parent-style-name="Paragraphs">
      <style:paragraph-properties fo:margin-top="0in" fo:margin-bottom="0in" loext:contextual-spacing="false" fo:line-height="100%"/>
      <style:text-properties fo:font-style="normal" officeooo:rsid="001bbc8b" officeooo:paragraph-rsid="001bbc8b" style:font-style-asian="normal" style:font-style-complex="normal"/>
    </style:style>
    <style:style style:name="P64" style:family="paragraph" style:parent-style-name="Paragraphs" style:list-style-name="L2">
      <style:paragraph-properties fo:margin-top="0in" fo:margin-bottom="0in" loext:contextual-spacing="false" fo:line-height="100%"/>
      <style:text-properties officeooo:rsid="001cbc6e" officeooo:paragraph-rsid="001cbc6e"/>
    </style:style>
    <style:style style:name="P65" style:family="paragraph" style:parent-style-name="Heading_20_1">
      <style:paragraph-properties fo:line-height="100%"/>
      <style:text-properties officeooo:rsid="00191d87" officeooo:paragraph-rsid="00191d87"/>
    </style:style>
    <style:style style:name="P66" style:family="paragraph" style:parent-style-name="Heading_20_1">
      <style:text-properties officeooo:rsid="000efeb6" officeooo:paragraph-rsid="000efeb6"/>
    </style:style>
    <style:style style:name="P67" style:family="paragraph" style:parent-style-name="Heading_20_1">
      <style:text-properties officeooo:rsid="0011455a" officeooo:paragraph-rsid="0011455a"/>
    </style:style>
    <style:style style:name="P68" style:family="paragraph" style:parent-style-name="Heading_20_1">
      <style:text-properties officeooo:rsid="00157d6d" officeooo:paragraph-rsid="00157d6d"/>
    </style:style>
    <style:style style:name="P69" style:family="paragraph" style:parent-style-name="Heading_20_1">
      <style:text-properties officeooo:rsid="0016e613"/>
    </style:style>
    <style:style style:name="P70" style:family="paragraph" style:parent-style-name="Heading_20_1">
      <style:text-properties officeooo:rsid="0016e613" officeooo:paragraph-rsid="0016e613"/>
    </style:style>
    <style:style style:name="P71" style:family="paragraph" style:parent-style-name="Heading_20_1">
      <style:text-properties fo:font-variant="normal" fo:text-transform="none" officeooo:rsid="00490722" officeooo:paragraph-rsid="00490722"/>
    </style:style>
    <style:style style:name="P72" style:family="paragraph" style:parent-style-name="Chapter_20_Number" style:master-page-name="Convert_20_1">
      <style:paragraph-properties style:page-number="auto"/>
    </style:style>
    <style:style style:name="P73" style:family="paragraph" style:parent-style-name="Chapter_20_Number" style:master-page-name="Convert_20_2">
      <style:paragraph-properties style:page-number="1"/>
    </style:style>
    <style:style style:name="P74" style:family="paragraph" style:parent-style-name="Paragraph">
      <style:text-properties fo:font-style="normal" officeooo:rsid="00295c2e" officeooo:paragraph-rsid="002d193b" style:font-style-asian="normal" style:font-style-complex="normal"/>
    </style:style>
    <style:style style:name="P75" style:family="paragraph" style:parent-style-name="Paragraph">
      <style:text-properties fo:font-style="normal" officeooo:rsid="0029c431" officeooo:paragraph-rsid="0029c431" style:font-style-asian="normal" style:font-style-complex="normal"/>
    </style:style>
    <style:style style:name="P76" style:family="paragraph" style:parent-style-name="Paragraph">
      <style:paragraph-properties fo:text-align="center" style:justify-single-word="false"/>
      <style:text-properties fo:font-style="normal" fo:font-weight="normal" officeooo:rsid="002407d5" officeooo:paragraph-rsid="004b6228" style:font-style-asian="normal" style:font-weight-asian="normal" style:font-style-complex="normal" style:font-weight-complex="normal"/>
    </style:style>
    <style:style style:name="P77" style:family="paragraph" style:parent-style-name="Paragraph">
      <style:text-properties fo:font-style="normal" fo:font-weight="normal" officeooo:rsid="003cedc2" officeooo:paragraph-rsid="003cedc2" style:font-style-asian="normal" style:font-weight-asian="normal" style:font-style-complex="normal" style:font-weight-complex="normal"/>
    </style:style>
    <style:style style:name="P78"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7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8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81"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82" style:family="paragraph" style:parent-style-name="Paragraph" style:list-style-name="L1">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83"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T1" style:family="text">
      <style:text-properties fo:color="#000000" fo:font-size="15pt" fo:font-style="italic" fo:font-weight="bold" style:font-size-asian="15pt" style:font-style-asian="italic" style:font-weight-asian="bold" style:font-size-complex="15pt" style:font-style-complex="italic"/>
    </style:style>
    <style:style style:name="T2" style:family="text">
      <style:text-properties officeooo:rsid="000a6551"/>
    </style:style>
    <style:style style:name="T3" style:family="text">
      <style:text-properties fo:font-style="italic" style:font-style-asian="italic" style:font-style-complex="italic"/>
    </style:style>
    <style:style style:name="T4" style:family="text">
      <style:text-properties fo:font-style="italic" officeooo:rsid="000c6819" style:font-style-asian="italic" style:font-style-complex="italic"/>
    </style:style>
    <style:style style:name="T5" style:family="text">
      <style:text-properties fo:font-style="italic" officeooo:rsid="000d279d" style:font-style-asian="italic" style:font-style-complex="italic"/>
    </style:style>
    <style:style style:name="T6" style:family="text">
      <style:text-properties fo:font-style="italic" officeooo:rsid="000efeb6" style:font-style-asian="italic" style:font-style-complex="italic"/>
    </style:style>
    <style:style style:name="T7" style:family="text">
      <style:text-properties fo:font-style="italic" officeooo:rsid="0029c431" style:font-style-asian="italic" style:font-style-complex="italic"/>
    </style:style>
    <style:style style:name="T8" style:family="text">
      <style:text-properties fo:font-style="italic" officeooo:rsid="003baf82"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0d279d" style:font-style-asian="italic" style:font-weight-asian="bold" style:font-style-complex="italic" style:font-weight-complex="bold"/>
    </style:style>
    <style:style style:name="T11" style:family="text">
      <style:text-properties fo:font-style="italic" fo:font-weight="bold" officeooo:rsid="000fc06c" style:font-style-asian="italic" style:font-weight-asian="bold" style:font-style-complex="italic" style:font-weight-complex="bold"/>
    </style:style>
    <style:style style:name="T12" style:family="text">
      <style:text-properties fo:font-style="italic" fo:font-weight="bold" officeooo:rsid="00304a04" style:font-style-asian="italic" style:font-weight-asian="bold" style:font-style-complex="italic" style:font-weight-complex="bold"/>
    </style:style>
    <style:style style:name="T13" style:family="text">
      <style:text-properties fo:font-style="italic" fo:font-weight="bold" officeooo:rsid="0039ce1a" style:font-style-asian="italic" style:font-weight-asian="bold" style:font-style-complex="italic" style:font-weight-complex="bold"/>
    </style:style>
    <style:style style:name="T14" style:family="text">
      <style:text-properties fo:font-style="italic" fo:font-weight="bold" officeooo:rsid="003baf82" style:font-style-asian="italic" style:font-weight-asian="bold" style:font-style-complex="italic" style:font-weight-complex="bold"/>
    </style:style>
    <style:style style:name="T15" style:family="text">
      <style:text-properties fo:font-style="italic" fo:font-weight="bold" officeooo:rsid="003cedc2" style:font-style-asian="italic" style:font-weight-asian="bold" style:font-style-complex="italic" style:font-weight-complex="bold"/>
    </style:style>
    <style:style style:name="T16" style:family="text">
      <style:text-properties fo:font-style="italic" fo:font-weight="bold" officeooo:rsid="004ca013" style:font-style-asian="italic" style:font-weight-asian="bold" style:font-style-complex="italic" style:font-weight-complex="bold"/>
    </style:style>
    <style:style style:name="T17" style:family="text">
      <style:text-properties fo:font-style="italic" fo:font-weight="bold" officeooo:rsid="004e0038"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0d279d" style:font-style-asian="italic" style:font-weight-asian="normal" style:font-style-complex="italic" style:font-weight-complex="normal"/>
    </style:style>
    <style:style style:name="T20" style:family="text">
      <style:text-properties fo:font-style="italic" fo:font-weight="normal" officeooo:rsid="00324768" style:font-style-asian="italic" style:font-weight-asian="normal" style:font-style-complex="italic" style:font-weight-complex="normal"/>
    </style:style>
    <style:style style:name="T21" style:family="text">
      <style:text-properties fo:font-style="italic" fo:font-weight="normal" officeooo:rsid="003baf82" style:font-style-asian="italic" style:font-weight-asian="normal" style:font-style-complex="italic" style:font-weight-complex="normal"/>
    </style:style>
    <style:style style:name="T22" style:family="text">
      <style:text-properties fo:font-style="italic" fo:font-weight="normal" officeooo:rsid="003cedc2" style:font-style-asian="italic" style:font-weight-asian="normal" style:font-style-complex="italic" style:font-weight-complex="normal"/>
    </style:style>
    <style:style style:name="T23" style:family="text">
      <style:text-properties fo:font-style="italic" fo:font-weight="normal" officeooo:rsid="003f5cf2" style:font-style-asian="italic" style:font-weight-asian="normal" style:font-style-complex="italic" style:font-weight-complex="normal"/>
    </style:style>
    <style:style style:name="T24" style:family="text">
      <style:text-properties fo:font-style="italic" fo:font-weight="normal" officeooo:rsid="004e0038" style:font-style-asian="italic" style:font-weight-asian="normal" style:font-style-complex="italic" style:font-weight-complex="normal"/>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ize="40pt" officeooo:rsid="000a6551" style:font-size-asian="40pt" style:font-size-complex="40pt"/>
    </style:style>
    <style:style style:name="T27" style:family="text">
      <style:text-properties fo:font-weight="bold" style:font-weight-asian="bold" style:font-weight-complex="bold"/>
    </style:style>
    <style:style style:name="T28" style:family="text">
      <style:text-properties fo:font-weight="bold" officeooo:rsid="000efeb6" style:font-weight-asian="bold" style:font-weight-complex="bold"/>
    </style:style>
    <style:style style:name="T29" style:family="text">
      <style:text-properties fo:font-weight="bold" officeooo:rsid="000fc06c" style:font-weight-asian="bold" style:font-weight-complex="bold"/>
    </style:style>
    <style:style style:name="T30" style:family="text">
      <style:text-properties fo:font-weight="bold" officeooo:rsid="00190df0" style:font-weight-asian="bold" style:font-weight-complex="bold"/>
    </style:style>
    <style:style style:name="T31" style:family="text">
      <style:text-properties fo:font-weight="bold" officeooo:rsid="003c5055" style:font-weight-asian="bold" style:font-weight-complex="bold"/>
    </style:style>
    <style:style style:name="T32" style:family="text">
      <style:text-properties style:text-underline-style="solid" style:text-underline-width="auto" style:text-underline-color="font-color" fo:font-weight="bold" officeooo:rsid="000a6551" style:font-weight-asian="bold" style:font-weight-complex="bold"/>
    </style:style>
    <style:style style:name="T33" style:family="text">
      <style:text-properties style:text-underline-style="solid" style:text-underline-width="auto" style:text-underline-color="font-color" fo:font-weight="bold" officeooo:rsid="00190df0"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1455a" style:font-weight-asian="normal" style:font-weight-complex="normal"/>
    </style:style>
    <style:style style:name="T36" style:family="text">
      <style:text-properties fo:font-weight="normal" officeooo:rsid="0034bc4f" style:font-weight-asian="normal" style:font-weight-complex="normal"/>
    </style:style>
    <style:style style:name="T37" style:family="text">
      <style:text-properties officeooo:rsid="000c6819"/>
    </style:style>
    <style:style style:name="T38" style:family="text">
      <style:text-properties officeooo:rsid="000d279d"/>
    </style:style>
    <style:style style:name="T39" style:family="text">
      <style:text-properties officeooo:rsid="000efeb6"/>
    </style:style>
    <style:style style:name="T40" style:family="text">
      <style:text-properties officeooo:rsid="000fc06c"/>
    </style:style>
    <style:style style:name="T41" style:family="text">
      <style:text-properties officeooo:rsid="0011455a"/>
    </style:style>
    <style:style style:name="T42" style:family="text">
      <style:text-properties officeooo:rsid="0012a870"/>
    </style:style>
    <style:style style:name="T43" style:family="text">
      <style:text-properties officeooo:rsid="0013b764"/>
    </style:style>
    <style:style style:name="T44" style:family="text">
      <style:text-properties fo:font-style="normal" style:font-style-asian="normal" style:font-style-complex="normal"/>
    </style:style>
    <style:style style:name="T45" style:family="text">
      <style:text-properties fo:font-style="normal" officeooo:rsid="0018cdea" style:font-style-asian="normal" style:font-style-complex="normal"/>
    </style:style>
    <style:style style:name="T46" style:family="text">
      <style:text-properties fo:font-style="normal" officeooo:rsid="00190df0" style:font-style-asian="normal" style:font-style-complex="normal"/>
    </style:style>
    <style:style style:name="T47" style:family="text">
      <style:text-properties fo:font-style="normal" officeooo:rsid="0029c431" style:font-style-asian="normal" style:font-style-complex="normal"/>
    </style:style>
    <style:style style:name="T48" style:family="text">
      <style:text-properties fo:font-style="normal" officeooo:rsid="002b59e7" style:font-style-asian="normal" style:font-style-complex="normal"/>
    </style:style>
    <style:style style:name="T49" style:family="text">
      <style:text-properties fo:font-style="normal" officeooo:rsid="002b6163" style:font-style-asian="normal" style:font-style-complex="normal"/>
    </style:style>
    <style:style style:name="T50" style:family="text">
      <style:text-properties fo:font-style="normal" fo:font-weight="normal" style:font-style-asian="normal" style:font-weight-asian="normal" style:font-style-complex="normal" style:font-weight-complex="normal"/>
    </style:style>
    <style:style style:name="T51" style:family="text">
      <style:text-properties fo:font-style="normal" fo:font-weight="normal" officeooo:rsid="002b6163" style:font-style-asian="normal" style:font-weight-asian="normal" style:font-style-complex="normal" style:font-weight-complex="normal"/>
    </style:style>
    <style:style style:name="T52" style:family="text">
      <style:text-properties fo:font-style="normal" fo:font-weight="normal" officeooo:rsid="00304a04" style:font-style-asian="normal" style:font-weight-asian="normal" style:font-style-complex="normal" style:font-weight-complex="normal"/>
    </style:style>
    <style:style style:name="T53" style:family="text">
      <style:text-properties fo:font-style="normal" fo:font-weight="normal" officeooo:rsid="003baf82" style:font-style-asian="normal" style:font-weight-asian="normal" style:font-style-complex="normal" style:font-weight-complex="normal"/>
    </style:style>
    <style:style style:name="T54" style:family="text">
      <style:text-properties fo:font-style="normal" fo:font-weight="normal" officeooo:rsid="003cedc2" style:font-style-asian="normal" style:font-weight-asian="normal" style:font-style-complex="normal" style:font-weight-complex="normal"/>
    </style:style>
    <style:style style:name="T55" style:family="text">
      <style:text-properties fo:font-style="normal" fo:font-weight="normal" officeooo:rsid="003f5cf2" style:font-style-asian="normal" style:font-weight-asian="normal" style:font-style-complex="normal" style:font-weight-complex="normal"/>
    </style:style>
    <style:style style:name="T56" style:family="text">
      <style:text-properties fo:font-style="normal" fo:font-weight="normal" officeooo:rsid="004054c6" style:font-style-asian="normal" style:font-weight-asian="normal" style:font-style-complex="normal" style:font-weight-complex="normal"/>
    </style:style>
    <style:style style:name="T57" style:family="text">
      <style:text-properties fo:font-style="normal" style:text-underline-style="none" fo:font-weight="normal" officeooo:rsid="000a6551" style:font-style-asian="normal" style:font-weight-asian="normal" style:font-style-complex="normal" style:font-weight-complex="normal"/>
    </style:style>
    <style:style style:name="T58" style:family="text">
      <style:text-properties fo:font-style="normal" fo:font-weight="bold" officeooo:rsid="003cedc2" style:font-style-asian="normal" style:font-weight-asian="bold" style:font-style-complex="normal" style:font-weight-complex="bold"/>
    </style:style>
    <style:style style:name="T59" style:family="text">
      <style:text-properties officeooo:rsid="0018cdea"/>
    </style:style>
    <style:style style:name="T60" style:family="text">
      <style:text-properties officeooo:rsid="00190df0"/>
    </style:style>
    <style:style style:name="T61" style:family="text">
      <style:text-properties officeooo:rsid="001cbc6e"/>
    </style:style>
    <style:style style:name="T62" style:family="text">
      <style:text-properties officeooo:rsid="0022878e"/>
    </style:style>
    <style:style style:name="T63" style:family="text">
      <style:text-properties officeooo:rsid="0025713b"/>
    </style:style>
    <style:style style:name="T64" style:family="text">
      <style:text-properties officeooo:rsid="00280495"/>
    </style:style>
    <style:style style:name="T65" style:family="text">
      <style:text-properties officeooo:rsid="00289aa7"/>
    </style:style>
    <style:style style:name="T66" style:family="text">
      <style:text-properties officeooo:rsid="00295c2e"/>
    </style:style>
    <style:style style:name="T67" style:family="text">
      <style:text-properties officeooo:rsid="00304a04"/>
    </style:style>
    <style:style style:name="T68" style:family="text">
      <style:text-properties officeooo:rsid="003baf82"/>
    </style:style>
    <style:style style:name="T69" style:family="text">
      <style:text-properties officeooo:rsid="003c5055"/>
    </style:style>
    <style:style style:name="T70" style:family="text">
      <style:text-properties officeooo:rsid="003cedc2"/>
    </style:style>
    <style:style style:name="T71" style:family="text">
      <style:text-properties officeooo:rsid="003db748"/>
    </style:style>
    <style:style style:name="T72" style:family="text">
      <style:text-properties officeooo:rsid="00428919"/>
    </style:style>
    <style:style style:name="T73" style:family="text">
      <style:text-properties officeooo:rsid="004626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9"/>
      <text:p text:style-name="P9"/>
      <text:p text:style-name="P9"/>
      <text:p text:style-name="P9"/>
      <text:p text:style-name="P9"/>
      <text:p text:style-name="P9"/>
      <text:p text:style-name="P15"><text:span text:style-name="Book_20_Title"><text:span text:style-name="T26">rdc</text:span></text:span></text:p>
      <text:p text:style-name="Book_20_Subtitle"><text:line-break/><text:span text:style-name="T2">[R]apid <text:s/>[D]evelopment <text:s/>[C]ompiler</text:span></text:p>
      <text:p text:style-name="P9"/>
      <text:p text:style-name="P10">by</text:p>
      <text:p text:style-name="P27">Rick C. Hodgin<text:line-break/><text:line-break/><text:span text:style-name="T1">of</text:span><text:line-break/>Liberty Software Foundation</text:p>
      <text:p text:style-name="P1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Copyright"><text:span text:style-name="T2">Public Benefit License</text:span> <text:span text:style-name="T2">2015</text:span> by <text:span text:style-name="T62">Liberty Software Foundation<text:line-break/><text:line-break/></text:span><text:a xlink:type="simple" xlink:href="http://www.libsf.org/licenses" text:style-name="Internet_20_link" text:visited-style-name="Visited_20_Internet_20_Link"><text:span text:style-name="T62">http://www.libsf.org/licenses</text:span></text:a><text:span text:style-name="T62"><text:line-break/></text:span></text:p>
      <text:p text:style-name="Copyright"><text:span text:style-name="T2">This document is released into the Public Domain … </text:span><text:span text:style-name="T57">with a caveat</text:span><text:span text:style-name="T2">:<text:line-break/></text:span></text:p>
      <text:p text:style-name="P28"><text:span text:style-name="T62">S</text:span>elf-accountability to God that you keep the content</text:p>
      <text:p text:style-name="P28">open so that others will receive from you <text:span text:style-name="T62">in </text:span>the</text:p>
      <text:p text:style-name="P28"><text:span text:style-name="T62">s</text:span>ame <text:span text:style-name="T62">manner </text:span>that you received from us.</text:p>
      <text:p text:style-name="Copyright"><text:line-break/>First Edition: <text:span text:style-name="T32">Oct.13.2015</text:span></text:p>
      <text:p text:style-name="Copyright">Printed in the United States of America</text:p>
      <text:p text:style-name="Copyright">ISBN: <text:s/><text:span text:style-name="T32">No ISBN for This Document</text:span></text:p>
      <text:p text:style-name="Copyright"/>
      <text:p text:style-name="P72"/>
      <text:p text:style-name="Chapter_20_Title"><text:bookmark-start text:name="__RefHeading__21_1056490440"/>Table of Contents<text:bookmark-end text:name="__RefHeading__21_1056490440"/></text:p>
      <text:p text:style-name="P8"/>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57"><text:a xlink:type="simple" xlink:href="#__RefHeading__21_1056490440" text:style-name="Index_20_Link" text:visited-style-name="Index_20_Link">Table of Contents<text:tab/></text:a><text:a xlink:type="simple" xlink:href="#__RefHeading__21_1056490440" text:style-name="Index_20_Link" text:visited-style-name="Index_20_Link"><text:span text:style-name="Index_20_Link">iii</text:span></text:a></text:p>
          <text:p text:style-name="P57"><text:a xlink:type="simple" xlink:href="#__RefHeading___Toc393885066" text:style-name="Index_20_Link" text:visited-style-name="Index_20_Link">Preface<text:tab/></text:a><text:a xlink:type="simple" xlink:href="#__RefHeading___Toc393885066" text:style-name="Index_20_Link" text:visited-style-name="Index_20_Link"><text:span text:style-name="Index_20_Link">v</text:span></text:a></text:p>
          <text:p text:style-name="P55"><text:a xlink:type="simple" xlink:href="#__RefHeading__191_1056490440" text:style-name="Index_20_Link" text:visited-style-name="Index_20_Link">Overall design<text:tab/></text:a><text:a xlink:type="simple" xlink:href="#__RefHeading__191_1056490440" text:style-name="Index_20_Link" text:visited-style-name="Index_20_Link"><text:span text:style-name="Index_20_Link">v</text:span></text:a></text:p>
          <text:p text:style-name="P55"><text:a xlink:type="simple" xlink:href="#__RefHeading__193_1056490440" text:style-name="Index_20_Link" text:visited-style-name="Index_20_Link">Sourcelight<text:tab/></text:a><text:a xlink:type="simple" xlink:href="#__RefHeading__193_1056490440" text:style-name="Index_20_Link" text:visited-style-name="Index_20_Link"><text:span text:style-name="Index_20_Link">i</text:span></text:a></text:p>
          <text:p text:style-name="P55"><text:a xlink:type="simple" xlink:href="#__RefHeading__195_1056490440" text:style-name="Index_20_Link" text:visited-style-name="Index_20_Link">Front-end<text:tab/></text:a><text:a xlink:type="simple" xlink:href="#__RefHeading__195_1056490440" text:style-name="Index_20_Link" text:visited-style-name="Index_20_Link"><text:span text:style-name="Index_20_Link">i</text:span></text:a></text:p>
          <text:p text:style-name="P55"><text:a xlink:type="simple" xlink:href="#__RefHeading__197_1056490440" text:style-name="Index_20_Link" text:visited-style-name="Index_20_Link">Compiler<text:tab/></text:a><text:a xlink:type="simple" xlink:href="#__RefHeading__197_1056490440" text:style-name="Index_20_Link" text:visited-style-name="Index_20_Link"><text:span text:style-name="Index_20_Link">i</text:span></text:a></text:p>
          <text:p text:style-name="P55"><text:a xlink:type="simple" xlink:href="#__RefHeading__727_1056490440" text:style-name="Index_20_Link" text:visited-style-name="Index_20_Link">Generator<text:tab/></text:a><text:a xlink:type="simple" xlink:href="#__RefHeading__727_1056490440" text:style-name="Index_20_Link" text:visited-style-name="Index_20_Link"><text:span text:style-name="Index_20_Link">i</text:span></text:a></text:p>
          <text:p text:style-name="P55"><text:a xlink:type="simple" xlink:href="#__RefHeading__201_1056490440" text:style-name="Index_20_Link" text:visited-style-name="Index_20_Link">assembler<text:tab/></text:a><text:a xlink:type="simple" xlink:href="#__RefHeading__201_1056490440" text:style-name="Index_20_Link" text:visited-style-name="Index_20_Link"><text:span text:style-name="Index_20_Link">ii</text:span></text:a></text:p>
          <text:p text:style-name="P55"><text:a xlink:type="simple" xlink:href="#__RefHeading__729_1056490440" text:style-name="Index_20_Link" text:visited-style-name="Index_20_Link">Linker<text:tab/></text:a><text:a xlink:type="simple" xlink:href="#__RefHeading__729_1056490440" text:style-name="Index_20_Link" text:visited-style-name="Index_20_Link"><text:span text:style-name="Index_20_Link">ii</text:span></text:a></text:p>
          <text:p text:style-name="P55"><text:a xlink:type="simple" xlink:href="#__RefHeading__205_1056490440" text:style-name="Index_20_Link" text:visited-style-name="Index_20_Link">LiveCode<text:tab/></text:a><text:a xlink:type="simple" xlink:href="#__RefHeading__205_1056490440" text:style-name="Index_20_Link" text:visited-style-name="Index_20_Link"><text:span text:style-name="Index_20_Link">i</text:span></text:a></text:p>
          <text:p text:style-name="P57"><text:a xlink:type="simple" xlink:href="#__RefHeading___Toc393885067" text:style-name="Index_20_Link" text:visited-style-name="Index_20_Link">Philosophy<text:tab/></text:a><text:a xlink:type="simple" xlink:href="#__RefHeading___Toc393885067" text:style-name="Index_20_Link" text:visited-style-name="Index_20_Link"><text:span text:style-name="Index_20_Link">iii</text:span></text:a></text:p>
          <text:p text:style-name="P57"><text:a xlink:type="simple" xlink:href="#__RefHeading___Toc393885068" text:style-name="Index_20_Link" text:visited-style-name="Index_20_Link">CAlive<text:tab/></text:a><text:a xlink:type="simple" xlink:href="#__RefHeading___Toc393885068" text:style-name="Index_20_Link" text:visited-style-name="Index_20_Link"><text:span text:style-name="Index_20_Link">1</text:span></text:a></text:p>
          <text:p text:style-name="P55"><text:a xlink:type="simple" xlink:href="#__RefHeading___Toc393885069" text:style-name="Index_20_Link" text:visited-style-name="Index_20_Link">CAlive<text:tab/></text:a><text:a xlink:type="simple" xlink:href="#__RefHeading___Toc393885069" text:style-name="Index_20_Link" text:visited-style-name="Index_20_Link"><text:span text:style-name="Index_20_Link">1</text:span></text:a></text:p>
          <text:p text:style-name="P56"><text:a xlink:type="simple" xlink:href="#__RefHeading___Toc393885070" text:style-name="Index_20_Link" text:visited-style-name="Index_20_Link">Heading 2<text:tab/></text:a><text:a xlink:type="simple" xlink:href="#__RefHeading___Toc393885070" text:style-name="Index_20_Link" text:visited-style-name="Index_20_Link"><text:span text:style-name="Index_20_Link">2</text:span></text:a></text:p>
          <text:p text:style-name="P58"><text:a xlink:type="simple" xlink:href="#__RefHeading___Toc393885071" text:style-name="Index_20_Link" text:visited-style-name="Index_20_Link">Heading 3<text:tab/></text:a><text:a xlink:type="simple" xlink:href="#__RefHeading___Toc393885071" text:style-name="Index_20_Link" text:visited-style-name="Index_20_Link"><text:span text:style-name="Index_20_Link">2</text:span></text:a></text:p>
        </text:index-body>
      </text:table-of-content>
      <text:p text:style-name="P29"/>
      <text:p text:style-name="P13"/>
      <text:p text:style-name="P13"/>
      <text:p text:style-name="P30"><text:bookmark-start text:name="__RefHeading___Toc393885066"/>Preface<text:bookmark-end text:name="__RefHeading___Toc393885066"/></text:p>
      <text:p text:style-name="P33">RDC is a compiler architecture designed to be extensible beyond a single programming language. <text:s/>While RDC itself is a <text:span text:style-name="T9">compiler</text:span>, it also <text:span text:style-name="T67">defines and incorporates </text:span>a <text:span text:style-name="T9">new C-like programming language </text:span><text:span text:style-name="T12">(called </text:span><text:span text:style-name="T16">C</text:span><text:span text:style-name="T13">Alive</text:span><text:span text:style-name="T12">)</text:span><text:span text:style-name="T52">. <text:s/>This language </text:span>provides support for the <text:span text:style-name="T38">basic </text:span>class, <text:span text:style-name="T67">exception handling,</text:span> <text:span text:style-name="T37">as well as </text:span>several <text:span text:style-name="T38">other </text:span>new features.</text:p>
      <text:p text:style-name="P33">This <text:span text:style-name="T38">dual nature of RDC's introduction </text:span>may result in some confusion <text:span text:style-name="T37">at first</text:span>, however, it can be thought of this way:</text:p>
      <text:p text:style-name="P46"><text:span text:style-name="T3">RDC is the </text:span><text:span text:style-name="T5">name of the</text:span><text:span text:style-name="T3"> </text:span><text:span text:style-name="T9">compiler architecture</text:span><text:span text:style-name="T3"> created </text:span><text:span text:style-name="T4">to be LibSF's flagship </text:span><text:span text:style-name="T8">workhorse </text:span><text:span text:style-name="T4">compiler. <text:s/>It was written </text:span><text:span text:style-name="T3">for the inaugural programming language it supports, </text:span><text:span text:style-name="T18">called </text:span><text:span text:style-name="T17">C</text:span><text:span text:style-name="T14">Alive</text:span><text:span text:style-name="T18">, </text:span><text:span text:style-name="T20">but </text:span><text:span text:style-name="T21">it </text:span><text:span text:style-name="T20">also provides </text:span><text:span text:style-name="T19">support for </text:span><text:span text:style-name="T10">VXB</text:span><text:span text:style-name="T19"> (Visual FreePro, Jr.'s xbase programming language), and </text:span><text:span text:style-name="T10">LASM</text:span><text:span text:style-name="T19"> (LibSF's assembler).</text:span></text:p>
      <text:p text:style-name="P46"><text:span text:style-name="T10">Syntax support</text:span><text:span text:style-name="T19"> for C90 and C99 is also provided, though in </text:span><text:span text:style-name="T20">a few </text:span><text:span text:style-name="T19">cases the </text:span><text:span text:style-name="T20">C-</text:span><text:span text:style-name="T19">functionality </text:span><text:span text:style-name="T20">present in </text:span><text:span text:style-name="T19">C90 or C99 is replaced with RDC behavior. <text:s/></text:span><text:span text:style-name="T20">This behavior will be changed in future versions.</text:span></text:p>
      <text:h text:style-name="P65" text:outline-level="1"><text:bookmark-start text:name="__RefHeading__191_1056490440"/>Overall design<text:bookmark-end text:name="__RefHeading__191_1056490440"/></text:h>
      <text:p text:style-name="P34">The RDC compiler design is comprised of <text:span text:style-name="T39">multiple sub-components. <text:s/>Each component is designed to allow for multi-language support within a single common framework</text:span>:</text:p>
      <text:list xml:id="list6605092033555400619" text:style-name="L1">
        <text:list-item>
          <text:p text:style-name="P78"><text:span text:style-name="T28">Source</text:span><text:span text:style-name="T29">L</text:span><text:span text:style-name="T28">ight</text:span><text:span text:style-name="T39"><text:tab/>– <text:s/></text:span><text:span text:style-name="T6">An external database for language syntax design</text:span></text:p>
        </text:list-item>
        <text:list-item>
          <text:p text:style-name="P79"><text:span text:style-name="T27">Front-end</text:span><text:tab/>– <text:s/><text:span text:style-name="T6">Translating text into high level operations</text:span></text:p>
        </text:list-item>
        <text:list-item>
          <text:p text:style-name="P80"><text:span text:style-name="T27">Compiler</text:span><text:tab/>– <text:s/><text:span text:style-name="T3">Translating high level operations into steps</text:span></text:p>
        </text:list-item>
        <text:list-item>
          <text:p text:style-name="P80"><text:span text:style-name="T27">Generator</text:span><text:tab/>– <text:s/><text:span text:style-name="T3">Translating steps into assembly code</text:span></text:p>
        </text:list-item>
        <text:list-item>
          <text:p text:style-name="P80"><text:span text:style-name="T27">Assembler</text:span><text:tab/>– <text:s/><text:span text:style-name="T3">Translating assembly code into binary code</text:span></text:p>
        </text:list-item>
        <text:list-item>
          <text:p text:style-name="P80"><text:span text:style-name="T27">Linker</text:span><text:tab/>– <text:s/><text:span text:style-name="T3">Translating binary code into OS executables</text:span></text:p>
        </text:list-item>
        <text:list-item>
          <text:p text:style-name="P81">LiveCode<text:span text:style-name="T34"><text:tab/>– <text:s/></text:span><text:span text:style-name="T18">Allows on-the-fly edits during runtime</text:span></text:p>
          <text:p text:style-name="P82"/>
        </text:list-item>
      </text:list>
      <text:h text:style-name="P66" text:outline-level="1"><text:soft-page-break/></text:h>
      <text:h text:style-name="P66" text:outline-level="1"><text:bookmark-start text:name="__RefHeading__193_1056490440"/>Sourcelight<text:bookmark-end text:name="__RefHeading__193_1056490440"/></text:h>
      <text:p text:style-name="P16">RDC provides a host of common tools to <text:span text:style-name="T40">make adding new compiler extensions notably easier. <text:s/>One of these is called </text:span><text:span text:style-name="T11">SourceLight</text:span><text:span text:style-name="T40">.</text:span></text:p>
      <text:p text:style-name="P17">SourceLight is a two-part system, the first of which allows command, function, and flow definitions to created in database form via a GUI, to which its own <text:span text:style-name="T3">SourceLight compiler</text:span> will generate (1) source code suitable for use in the compiler<text:span text:style-name="T41">'s</text:span> <text:span text:style-name="T35">f</text:span><text:span text:style-name="T34">ront-end </text:span><text:span text:style-name="T35">module</text:span>, and (2) a database suitable for allowing SourceLight-aware editor<text:span text:style-name="T41">s</text:span> to provide syntax assist features <text:span text:style-name="T42">to developers while </text:span>editing source code.</text:p>
      <text:h text:style-name="P67" text:outline-level="1"><text:bookmark-start text:name="__RefHeading__195_1056490440"/>Front-end<text:bookmark-end text:name="__RefHeading__195_1056490440"/></text:h>
      <text:p text:style-name="P18">The front-end <text:span text:style-name="T43">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68" text:outline-level="1"><text:bookmark-start text:name="__RefHeading__197_1056490440"/>Compiler<text:bookmark-end text:name="__RefHeading__197_1056490440"/></text:h>
      <text:p text:style-name="P19">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25">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69" text:outline-level="1"><text:bookmark-start text:name="__RefHeading__727_1056490440"/>Generator<text:bookmark-end text:name="__RefHeading__727_1056490440"/></text:h>
      <text:p text:style-name="P20">The generator module is specific to a particular IS<text:span text:style-name="T59">A</text:span>. <text:s/>Support is currently provided for three ISA's by internal design, though the order of support actually provided will be in the following progression: <text:s/><text:span text:style-name="T3">32-bit x86, 32-bit ARM, 64-bit x86, 64-bit ARM, li386-x40.</text:span></text:p>
      <text:p text:style-name="P20"><text:soft-page-break/><text:span text:style-name="T44">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45">along with tags indicating to the assembler which ISA or ISAs is/are being targeted, as RDC can generate output to multiple ISAs </text:span><text:span text:style-name="T46">in a single compile</text:span><text:span text:style-name="T44">.</text:span></text:p>
      <text:p text:style-name="P60">All assembly source code created by the generator module is position independent and can be migrated to any location in memory.</text:p>
      <text:p text:style-name="P63"/>
      <text:p text:style-name="P25">Note:<text:tab/>The generator module physically writes out <text:span text:style-name="T60">annotated </text:span>assembly source code, <text:span text:style-name="T60">and </text:span>not binary code. <text:s/>This allows its text-based output to be passed to other tools which can analyze or <text:span text:style-name="T60">alter</text:span> the resulting source code before it goes into the assembler module.</text:p>
      <text:p text:style-name="P24">Note:<text:tab/>This <text:span text:style-name="T60">multi-stage source code level </text:span>was done to allow LiveCode to track program flow from original source code <text:span text:style-name="T60">and its </text:span>high-level operations, down to <text:span text:style-name="T60">the corresponding </text:span>assembly source code, and finally down <text:span text:style-name="T60">in</text:span>to raw binary <text:span text:style-name="T60">code</text:span>. <text:s/>This allows debugging <text:span text:style-name="T60">to occur </text:span>at any of those levels, as well as LiveCode fixups <text:span text:style-name="T60">to be performed </text:span>at any of those levels.</text:p>
      <text:p text:style-name="P20"/>
      <text:h text:style-name="P70" text:outline-level="1"><text:bookmark-start text:name="__RefHeading__201_1056490440"/>assembler<text:bookmark-end text:name="__RefHeading__201_1056490440"/></text:h>
      <text:p text:style-name="P22">The assembler <text:span text:style-name="T60">module translates assembly source code into a binary object file suitable for linking. <text:s/>The generator stage automatically provides </text:span><text:span text:style-name="T30">(|</text:span><text:span text:style-name="T33">cask</text:span><text:span text:style-name="T30">|)</text:span><text:span text:style-name="T60"> markups which carry through into the output program database allowing for correlation of every high-level operation in source code to a visualizable location at the assembly level, providing for full horizontal debugging abilities.</text:span></text:p>
      <text:p text:style-name="P22"/>
      <text:h text:style-name="Heading_20_1" text:outline-level="1"><text:bookmark-start text:name="__RefHeading__729_1056490440"/>Linker<text:bookmark-end text:name="__RefHeading__729_1056490440"/></text:h>
      <text:p text:style-name="P20">The linker <text:span text:style-name="T61">takes one or more binary object files generated by the assembler module and creates an executable targeted at the specified operating system. <text:s/>The linker is capable of creating multiple executables targeted at different operating systems from the same </text:span><text:soft-page-break/><text:span text:style-name="T61">binary object file, as all required fixup code specific to the OS is explicitly injected by the linker.</text:span></text:p>
      <text:p text:style-name="P20"/>
      <text:h text:style-name="P70" text:outline-level="1"><text:bookmark-start text:name="__RefHeading__205_1056490440"/>LiveCode<text:bookmark-end text:name="__RefHeading__205_1056490440"/></text:h>
      <text:p text:style-name="P21">LiveCode <text:span text:style-name="T61">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23">LiveCode uses a BXML file (Binary XML) to hold the various modules which are present (depending on compiler settings):</text:p>
      <text:list xml:id="list7560623538008116398" text:style-name="L2">
        <text:list-item>
          <text:p text:style-name="P64">Full original source code, or links to disk-based source code</text:p>
        </text:list-item>
        <text:list-item>
          <text:p text:style-name="P64">Generated assembler source code</text:p>
        </text:list-item>
        <text:list-item>
          <text:p text:style-name="P64">Machine code</text:p>
        </text:list-item>
        <text:list-item>
          <text:p text:style-name="P64">Compiler settings and environment</text:p>
        </text:list-item>
        <text:list-item>
          <text:p text:style-name="P64">Debugger settings and environment</text:p>
        </text:list-item>
        <text:list-item>
          <text:p text:style-name="P64">Meta data<text:line-break/></text:p>
        </text:list-item>
      </text:list>
      <text:p text:style-name="P23">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9">Inquiry</text:span><text:span text:style-name="T50">.</text:span></text:p>
      <text:p text:style-name="P61"/>
      <text:p text:style-name="P26"><text:span text:style-name="T36">Note:<text:tab/></text:span><text:span text:style-name="T34">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35">This page intentionally left blank</text:p>
      <text:p text:style-name="P14"/>
      <text:p text:style-name="Paragraph"/>
      <text:p text:style-name="Paragraph"/>
      <text:p text:style-name="Paragraph"/>
      <text:p text:style-name="Paragraph"/>
      <text:p text:style-name="Paragraph"/>
      <text:p text:style-name="Paragraph"/>
      <text:p text:style-name="Paragraph"/>
      <text:p text:style-name="Paragraph"/>
      <text:p text:style-name="P35"/>
      <text:p text:style-name="P35"/>
      <text:p text:style-name="P35"/>
      <text:p text:style-name="P35"/>
      <text:p text:style-name="P35"/>
      <text:p text:style-name="P35"/>
      <text:p text:style-name="P35"/>
      <text:p text:style-name="P35"/>
      <text:p text:style-name="P35"/>
      <text:p text:style-name="P35"/>
      <text:p text:style-name="P35">This page intentionally left blank</text:p>
      <text:p text:style-name="P14"/>
      <text:p text:style-name="P31"><text:bookmark-start text:name="__RefHeading___Toc393885067"/>Philosophy<text:bookmark-end text:name="__RefHeading___Toc393885067"/></text:p>
      <text:p text:style-name="Paragraph"><text:span text:style-name="T63">The Liberty Software Foundation's fundamental philosophy is derived from the relationship each of us shares here on this planet at comparable citizens, placed here by the wisdom and guidance of Jesus Christ</text:span>.</text:p>
      <text:p text:style-name="P37">He had a plan for us as a community of fellows in service to Him, and therefore to each other. <text:s/>As such, the Liberty Sofware Foundation's philosophy is summed up generally by this brief saying:</text:p>
      <text:p text:style-name="P37"/>
      <text:p text:style-name="P49">In God's sight we've come together...</text:p>
      <text:p text:style-name="P50">We've come together to help each other...</text:p>
      <text:p text:style-name="P50">Let's grow this project up … together!</text:p>
      <text:p text:style-name="P50">In service and Love to the Lord, forever!</text:p>
      <text:p text:style-name="P37"/>
      <text:p text:style-name="P51"/>
      <text:p text:style-name="P36">At all points in <text:span text:style-name="T64">creation</text:span>, Jesus <text:span text:style-name="T64">orchestrated a magnificent </text:span>harmony <text:span text:style-name="T64">inspiring </text:span>awe and wonder. <text:s/><text:span text:style-name="T64">If we look to the Heavens, into mathematics, physics, and the variety and diversity of life here on this planet … it pushes our minds to their limits, and yet we still don't and cannot comprehend the vastness of it all.</text:span></text:p>
      <text:p text:style-name="P37">Every sign <text:span text:style-name="T65">that </text:span>we have been given demonstrates <text:span text:style-name="T65">with full clarity </text:span>that we are part of a community of man. <text:s/><text:span text:style-name="T65">Our lives are integral pieces in the lives of those around us. <text:s/>None of us are here by accident. <text:s/>And none of us are here without purpose.</text:span></text:p>
      <text:p text:style-name="P38">Those of us who author content for the Liberty Software Foundation recognize and acknowledge that it was God who first gave us any and every unique and special ability and talent we possess, the opportunities we've had for schooling and for learning, <text:span text:style-name="T66">and everything else associated with our arrival in our vocation and position in this world.</text:span></text:p>
      <text:p text:style-name="P39"><text:soft-page-break/>Without God's guiding hand at all points, we would not be where we are today. <text:s/>And those of us at Liberty Software Foundation bring this realization front and center and desire to give back unto God the fullest fruits of that which He first gave us: <text:s/><text:span text:style-name="T3">everything.</text:span></text:p>
      <text:p text:style-name="P39">The Liberty Software Foundation content is all released into the Public Domain with a single caveat: <text:s/><text:span text:style-name="T3">that each person receiving it employ self-accountability unto God that the content will remain open.</text:span><text:span text:style-name="T44"> <text:s/>This is, after all, the model God gave mankind with regards to the Earth and everything in it. <text:s/>It was His intention that we receive His gift with gladness, and His guidance for using that gift with gladness, and then employ the gift He gave us to its fullest capacity as per His correct and desirable guidance and instruction. <text:s/>However, God is not the only entity at work in our lives. <text:s/>A prideful and arrogant enemy of God arose approaching man, tempting him to seek guidance apart from God, and when this was accomplished, the world we see around us today was manifested.</text:span></text:p>
      <text:p text:style-name="P74">-----</text:p>
      <text:p text:style-name="P40"><text:span text:style-name="T44">The ways of this world are not the way this world was intended to be. <text:s/>It is the way it is because people stopped listening to God, and instead followed after the enemy of God through his temptations </text:span><text:span text:style-name="T47">of </text:span><text:span text:style-name="T44">sin. <text:s/></text:span><text:span text:style-name="T47">Our bodies are in a fallen state, and we are spiritually dead, unable to discern matters of the spirit, yet we remain three-component beings: <text:s/></text:span><text:span text:style-name="T7">soul, spirit, body.</text:span></text:p>
      <text:p text:style-name="P75">And in this world it is only through the redemptive blood of Jesus Christ that any of us can come to faith, come to Jesus Christ, ask forgiveness for our sins, have those sins taken away from us bringing us again into a right standing with God, that we are then alive again spiritually, then able to discern and comprehend the things of God. <text:s/>And for those of us at the Liberty Software Foundation who have come to Jesus Christ and received the new birth, our attentions are now focued back on that which God would've had us do from the beginning had we not fallen into temptation, and sin.</text:p>
      <text:p text:style-name="P41"><text:span text:style-name="T44">The Liberty Software Foundation employs a larger philosophy in everything that we do </text:span><text:span text:style-name="T48">than that which would apply to </text:span><text:span text:style-name="T49">the mere authoring of </text:span><text:span text:style-name="T48">digital content</text:span><text:span text:style-name="T44">. <text:s/></text:span><text:span text:style-name="T49">That philosophy ties back to what </text:span><text:span text:style-name="T44">is called the </text:span><text:span text:style-name="T9">Village Freedom Project</text:span><text:span text:style-name="T50">, and </text:span><text:span text:style-name="T51">it </text:span><text:span text:style-name="T50">is part of a philosophy whereby this very type of </text:span><text:span text:style-name="T51">assertive and affirmative </text:span><text:span text:style-name="T50">actio</text:span><text:span text:style-name="T51">n for God, purposed upon Him with the fullness of our lives, is given in all areas of our lives.</text:span></text:p>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76">This page intentionally left blank</text:p>
      <text:p text:style-name="P73">Chapter 1</text:p>
      <text:p text:style-name="P32"><text:bookmark-start text:name="__RefHeading___Toc393885068"/><text:span text:style-name="T70">CAl</text:span>iv<text:span text:style-name="T70">e</text:span><text:bookmark-end text:name="__RefHeading___Toc393885068"/></text:p>
      <text:h text:style-name="P71" text:outline-level="1"><text:bookmark-start text:name="__RefHeading___Toc393885069"/>CAlive<text:bookmark-end text:name="__RefHeading___Toc393885069"/></text:h>
      <text:p text:style-name="P44"><text:span text:style-name="T22">CA</text:span><text:span text:style-name="T21">live</text:span><text:span text:style-name="T68"> </text:span>is <text:span text:style-name="T71">designed to be </text:span>an extended C-<text:span text:style-name="T71">like</text:span> programming language, <text:span text:style-name="T71">one</text:span> which adds the class, exception handling, and a few new features <text:span text:style-name="T68">not found in C or C++</text:span>.</text:p>
      <text:p text:style-name="P45"><text:span text:style-name="T68">It was given the name </text:span><text:span text:style-name="T8">CAlive</text:span><text:span text:style-name="T68"> because it was designed to </text:span><text:span text:style-name="T53">bring new life to our old stand-by </text:span><text:span text:style-name="T55">workhorse C. <text:s/></text:span><text:span text:style-name="T54">It is pronounced as </text:span><text:span text:style-name="T58">“</text:span><text:span text:style-name="T15">sea alive,”</text:span><text:span text:style-name="T54"> or simply by the letters </text:span><text:span text:style-name="T15">CA</text:span><text:span text:style-name="T54"> for short.</text:span></text:p>
      <text:p text:style-name="P83"/>
      <text:p text:style-name="P53"><text:span text:style-name="T55">From the </text:span><text:span text:style-name="T23">C perspective</text:span><text:span text:style-name="T55">:<text:tab/></text:span><text:span text:style-name="T56">I</text:span><text:span text:style-name="T55">t brings </text:span><text:span text:style-name="T53">some notably absent features </text:span><text:span text:style-name="T55">to the </text:span><text:span text:style-name="T56">language</text:span><text:span text:style-name="T55">, </text:span><text:span text:style-name="T56">jump starting it with simple implementations of well-proven features in wide use over the many years</text:span><text:span text:style-name="T53">.</text:span></text:p>
      <text:p text:style-name="P52"><text:span text:style-name="T55">From the </text:span><text:span text:style-name="T23">C++ perspective:</text:span><text:span text:style-name="T55"><text:tab/></text:span><text:span text:style-name="T56">I</text:span><text:span text:style-name="T55">t </text:span><text:span text:style-name="T53">distill</text:span><text:span text:style-name="T55">s</text:span><text:span text:style-name="T53"> </text:span><text:span text:style-name="T56">some of its </text:span><text:span text:style-name="T53">best features </text:span><text:span text:style-name="T56">down into a few additions</text:span><text:span text:style-name="T53">, </text:span><text:span text:style-name="T56">jettisoning </text:span><text:span text:style-name="T53">the rest </text:span><text:span text:style-name="T55">in favor of source code simplicity, </text:span><text:span text:style-name="T56">eyesight, sanity, </text:span><text:span text:style-name="T55">and ease of maintenance</text:span><text:span text:style-name="T53">.</text:span></text:p>
      <text:p text:style-name="P77"/>
      <text:p text:style-name="P54"><text:span text:style-name="T31">Bottom line:</text:span><text:span text:style-name="T69"><text:tab/>CAlive adds what C should've added in C99.</text:span></text:p>
      <text:p text:style-name="P48"/>
      <text:p text:style-name="P47"><text:span text:style-name="T72">I</text:span>f you <text:span text:style-name="T69">already </text:span>know <text:span text:style-name="T69">C or C++ </text:span>syntax, then you already know 9<text:span text:style-name="T73">8</text:span>% of everything you'll need to know to program in <text:span text:style-name="T70">CAlive straight out of the gate. <text:s/>In fact, you don't need to use any of the new features at all. <text:s/>And although there are some features of C/C++ which are not directly supported in CAlive, the majority of CAlive's new features are syntax changes designed to make source code easier to read, and maintain.</text:span></text:p>
      <text:h text:style-name="Heading_20_2" text:outline-level="2"><text:bookmark-start text:name="__RefHeading___Toc393885070"/><text:soft-page-break/>Heading 2<text:bookmark-end text:name="__RefHeading___Toc393885070"/></text:h>
      <text:p text:style-name="P43">Content here</text:p>
      <text:p text:style-name="P43">and here</text:p>
      <text:p text:style-name="P43"/>
      <text:h text:style-name="Heading_20_3" text:outline-level="3"><text:bookmark-start text:name="__RefHeading___Toc393885071"/>Heading 3<text:bookmark-end text:name="__RefHeading___Toc393885071"/></text:h>
      <text:p text:style-name="P43">Content here</text:p>
      <text:p text:style-name="P43">and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Heading_20_1" style:display-name="Heading 1" style:family="paragraph" style:parent-style-name="Paragraphs" style:next-style-name="Paragraphs" style:default-outline-level="1" style:class="text">
      <style:paragraph-properties fo:margin-top="0.0626in" fo:margin-bottom="0.0626in" loext:contextual-spacing="false"/>
      <style:text-properties fo:text-transform="uppercase" fo:font-size="14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text-properties fo:font-size="13pt" fo:font-style="italic"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text-properties fo:font-size="12pt" fo:font-style="normal" style:font-size-asian="12pt" style:font-style-asian="normal" style:font-size-complex="12pt" style:font-style-complex="normal"/>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paragraph-properties fo:margin-top="0in" fo:margin-bottom="2in" loext:contextual-spacing="false" fo:text-align="center" style:justify-single-word="false"/>
      <style:text-properties fo:color="#000000"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Copyright" style:family="paragraph" style:parent-style-name="Standard">
      <style:paragraph-properties fo:text-align="center" style:justify-single-word="false"/>
      <style:text-properties fo:font-size="10pt" style:font-size-asian="10pt" style:font-size-complex="10pt"/>
    </style:style>
    <style:style style:name="Chapter_20_Number" style:display-name="Chapter Number" style:family="paragraph" style:parent-style-name="Standard" style:next-style-name="Chapter_20_Title">
      <style:paragraph-properties fo:margin-top="0in" fo:margin-bottom="0.25in" loext:contextual-spacing="false" fo:text-align="center" style:justify-single-word="false"/>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paragraph-properties fo:margin-top="0in" fo:margin-bottom="0.5in" loext:contextual-spacing="false" fo:text-align="center" style:justify-single-word="false"/>
      <style:text-properties style:font-name="Arial" fo:font-family="Arial" style:font-family-generic="swiss" style:font-pitch="variable" fo:font-size="26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Header_20_-_20_Odd" style:display-name="Header - Odd" style:family="paragraph" style:parent-style-name="Header">
      <style:paragraph-properties fo:margin-top="0in" fo:margin-bottom="0.25in" loext:contextual-spacing="false" fo:text-align="end" style:justify-single-word="false" fo:padding-left="0in" fo:padding-right="0in" fo:padding-top="0in" fo:padding-bottom="0.0138in" fo:border-left="none" fo:border-right="none" fo:border-top="none" fo:border-bottom="0.51pt solid #000000"/>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padding-left="0in" fo:padding-right="0in" fo:padding-top="0in" fo:padding-bottom="0.0138in" fo:border-left="none" fo:border-right="none" fo:border-top="none" fo:border-bottom="0.51pt solid #000000"/>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2.25in" style:type="center"/>
          <style:tab-stop style:position="4.5in" style:type="right"/>
        </style:tab-stops>
      </style:paragraph-properties>
    </style:style>
    <style:style style:name="MP2" style:family="paragraph" style:parent-style-name="Header_20_-_20_Odd">
      <style:text-properties officeooo:rsid="001ff881" officeooo:paragraph-rsid="001ff881"/>
    </style:style>
    <style:style style:name="MP3" style:family="paragraph" style:parent-style-name="Header_20_-_20_Even">
      <style:text-properties officeooo:rsid="0021de84" officeooo:paragraph-rsid="0021de84"/>
    </style:style>
    <style:style style:name="MP4" style:family="paragraph" style:parent-style-name="Footer">
      <style:paragraph-properties fo:text-align="end" style:justify-single-word="false"/>
    </style:style>
    <style:style style:name="MP5" style:family="paragraph" style:parent-style-name="Header_20_-_20_Odd">
      <style:text-properties officeooo:rsid="004a653c" officeooo:paragraph-rsid="004a653c"/>
    </style:style>
    <style:style style:name="MP6"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i" style:print-orientation="portrait" fo:margin-top="0.5in" fo:margin-bottom="0.5in" fo:margin-left="0.75in" fo:margin-right="0.75in"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tab/><text:tab/></text:p>
      </style:footer>
      <style:footer-left>
        <text:p text:style-name="Footer"/>
      </style:footer-left>
    </style:master-page>
    <style:master-page style:name="Convert_20_1" style:display-name="Convert 1" style:page-layout-name="Mpm2">
      <style:header>
        <text:p text:style-name="MP2">rdc – [R]apid [D]evelopment [C]ompiler</text:p>
      </style:header>
      <style:header-left>
        <text:p text:style-name="MP3">Liberty Software Foundation</text:p>
      </style:header-left>
      <style:footer>
        <text:p text:style-name="MP4"><text:page-number text:select-page="current">xiii</text:page-number></text:p>
      </style:footer>
      <style:footer-left>
        <text:p text:style-name="Footer"/>
      </style:footer-left>
    </style:master-page>
    <style:master-page style:name="Convert_20_2" style:display-name="Convert 2" style:page-layout-name="Mpm3">
      <style:header>
        <text:p text:style-name="MP5">rdc – [R]apid [D]evelopment [C]ompiler</text:p>
      </style:header>
      <style:header-left>
        <text:p text:style-name="MP6">Liberty Software Foundation</text:p>
      </style:header-left>
      <style:footer>
        <text:p text:style-name="MP4"><text:page-number text:select-page="current">1</text:page-number></text:p>
      </style:footer>
      <style:footer-left>
        <text:p text:style-name="Footer"><text:page-number text:select-page="current">2</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0-14T00:44:27.672013963</dc:date>
    <meta:editing-cycles>68</meta:editing-cycles>
    <meta:editing-duration>P2171DT12H6M38S</meta:editing-duration>
    <meta:generator>LibreOffice/4.3.3.2$Linux_X86_64 LibreOffice_project/430m0$Build-2</meta:generator>
    <meta:document-statistic meta:table-count="0" meta:image-count="0" meta:object-count="0" meta:page-count="16" meta:paragraph-count="113" meta:word-count="2108" meta:character-count="12737" meta:non-whitespace-character-count="10684"/>
  </office:meta>
</office:document-meta>
</file>